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79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0"/>
    <style:style style:name="ce2" style:family="table-cell" style:parent-style-name="Default" style:data-style-name="N119"/>
  </office:automatic-styles>
  <office:body>
    <office:spreadsheet>
      <table:table table:name="AD7192BRUZ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MCLK1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CLK2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CLK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\S\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3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2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1/REFIN2+</text:p>
          </table:table-cell>
          <table:table-cell office:value-type="string">
            <text:p>I/O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0/REFIN2-</text:p>
          </table:table-cell>
          <table:table-cell office:value-type="string">
            <text:p>I/O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NC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AINCOM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AIN1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AIN2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AIN3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AIN4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REFIN1+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REFIN1-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BPDSW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AGND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DGND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AVDD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DVDD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S\Y\N\C\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DOUT/R\D\Y\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DIN</text:p>
          </table:table-cell>
          <table:table-cell office:value-type="string">
            <text:p>Input</text:p>
          </table:table-cell>
        </table:table-row>
      </table:table>
      <table:table table:name="ADuM1400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VDD1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ND1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IA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VIB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VIC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VID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NC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GND1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GND2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VE2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VOD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VOC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VOB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VOA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GND2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VDD2</text:p>
          </table:table-cell>
          <table:table-cell office:value-type="string">
            <text:p>Power</text:p>
          </table:table-cell>
        </table:table-row>
      </table:table>
      <table:table table:name="ADuM1401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VDD1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ND1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IA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VIB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VIC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VOD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VE1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GND1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GND2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VE2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VID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VOC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VOB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VOA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GND2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VDD2</text:p>
          </table:table-cell>
          <table:table-cell office:value-type="string">
            <text:p>Power</text:p>
          </table:table-cell>
        </table:table-row>
      </table:table>
      <table:table table:name="ADuM1402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VDD1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ND1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IA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VIB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VOC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VOD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VE1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GND1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GND2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VE2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VID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VIC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VOB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VOA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GND2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VDD2</text:p>
          </table:table-cell>
          <table:table-cell office:value-type="string">
            <text:p>Power</text:p>
          </table:table-cell>
        </table:table-row>
      </table:table>
      <table:table table:name="ADuM1300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VDD1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ND1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IA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VIB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VIC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NC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NC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GND1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GND2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VE2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NC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VOC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VOB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VOA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GND2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VDD2</text:p>
          </table:table-cell>
          <table:table-cell office:value-type="string">
            <text:p>Power</text:p>
          </table:table-cell>
        </table:table-row>
      </table:table>
      <table:table table:name="ADuM1301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VDD1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ND1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IA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VIB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VOC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NC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VE1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GND1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GND2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VE2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NC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VIC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VOB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VOA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GND2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VDD2</text:p>
          </table:table-cell>
          <table:table-cell office:value-type="string">
            <text:p>Power</text:p>
          </table:table-cell>
        </table:table-row>
      </table:table>
      <table:table table:name="W5500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TXN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XP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GND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VDD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RXN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RXP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DNC </text:p>
          </table:table-cell>
          <table:table-cell office:value-type="string">
            <text:p>I/O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VDD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AGND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EXRES1</text:p>
          </table:table-cell>
          <table:table-cell office:value-type="string">
            <text:p>I/O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AVDD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NC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NC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AGND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VDD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AGND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AVDD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VBG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AGND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TOCAP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AVDD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1V2O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RSVD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SPDLED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LINKLED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DUPLED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ACTLED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VDD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GND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XI/CLKIN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XO</text:p>
          </table:table-cell>
          <table:table-cell office:value-type="string">
            <text:p>Output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SCSn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SCLK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MISO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MOSI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INTn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RSTn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RSVD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RSVD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RSVD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RSVD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RSVD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PMODE2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PMODE1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PMODE0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NC 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NC 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AGND</text:p>
          </table:table-cell>
          <table:table-cell office:value-type="string">
            <text:p>Power</text:p>
          </table:table-cell>
        </table:table-row>
      </table:table>
      <table:table table:name="MFRC52202HN1" table:style-name="ta1" table:print="false">
        <table:table-column table:style-name="co1" table:number-columns-repeated="4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I2C</text:p>
          </table:table-cell>
          <table:table-cell office:value-type="string">
            <text:p>Input</text:p>
          </table:table-cell>
          <table:table-cell table:formula="of:=0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VDD</text:p>
          </table:table-cell>
          <table:table-cell office:value-type="string">
            <text:p>Power</text:p>
          </table:table-cell>
          <table:table-cell table:formula="of:=[.D1]-2.5" office:value-type="float" office:value="-2.5">
            <text:p>-2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VDD</text:p>
          </table:table-cell>
          <table:table-cell office:value-type="string">
            <text:p>Power</text:p>
          </table:table-cell>
          <table:table-cell table:formula="of:=[.D2]-2.5" office:value-type="float" office:value="-5">
            <text:p>-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VSS</text:p>
          </table:table-cell>
          <table:table-cell office:value-type="string">
            <text:p>Power</text:p>
          </table:table-cell>
          <table:table-cell table:formula="of:=[.D3]-2.5" office:value-type="float" office:value="-7.5">
            <text:p>-7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VSS</text:p>
          </table:table-cell>
          <table:table-cell office:value-type="string">
            <text:p>Power</text:p>
          </table:table-cell>
          <table:table-cell table:formula="of:=[.D4]-2.5" office:value-type="float" office:value="-10">
            <text:p>-1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NRSTPD</text:p>
          </table:table-cell>
          <table:table-cell office:value-type="string">
            <text:p>Input</text:p>
          </table:table-cell>
          <table:table-cell table:formula="of:=[.D5]-2.5" office:value-type="float" office:value="-12.5">
            <text:p>-12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FIN</text:p>
          </table:table-cell>
          <table:table-cell office:value-type="string">
            <text:p>Input</text:p>
          </table:table-cell>
          <table:table-cell table:formula="of:=[.D6]-2.5" office:value-type="float" office:value="-15">
            <text:p>-1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MFOUT</text:p>
          </table:table-cell>
          <table:table-cell office:value-type="string">
            <text:p>Output</text:p>
          </table:table-cell>
          <table:table-cell table:formula="of:=[.D7]-2.5" office:value-type="float" office:value="-17.5">
            <text:p>-17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VDD</text:p>
          </table:table-cell>
          <table:table-cell office:value-type="string">
            <text:p>Power</text:p>
          </table:table-cell>
          <table:table-cell table:formula="of:=[.D8]-2.5" office:value-type="float" office:value="-20">
            <text:p>-2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TVSS</text:p>
          </table:table-cell>
          <table:table-cell office:value-type="string">
            <text:p>Power</text:p>
          </table:table-cell>
          <table:table-cell table:formula="of:=[.D9]-2.5" office:value-type="float" office:value="-22.5">
            <text:p>-22.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TX1</text:p>
          </table:table-cell>
          <table:table-cell office:value-type="string">
            <text:p>Output</text:p>
          </table:table-cell>
          <table:table-cell table:formula="of:=[.D10]-2.5" office:value-type="float" office:value="-25">
            <text:p>-2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TVDD</text:p>
          </table:table-cell>
          <table:table-cell office:value-type="string">
            <text:p>Power</text:p>
          </table:table-cell>
          <table:table-cell table:formula="of:=[.D11]-2.5" office:value-type="float" office:value="-27.5">
            <text:p>-27.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TX2</text:p>
          </table:table-cell>
          <table:table-cell office:value-type="string">
            <text:p>Output</text:p>
          </table:table-cell>
          <table:table-cell table:formula="of:=[.D12]-2.5" office:value-type="float" office:value="-30">
            <text:p>-3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TVSS</text:p>
          </table:table-cell>
          <table:table-cell office:value-type="string">
            <text:p>Power</text:p>
          </table:table-cell>
          <table:table-cell table:formula="of:=[.D13]-2.5" office:value-type="float" office:value="-32.5">
            <text:p>-32.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VDD</text:p>
          </table:table-cell>
          <table:table-cell office:value-type="string">
            <text:p>Power</text:p>
          </table:table-cell>
          <table:table-cell table:formula="of:=[.D14]-2.5" office:value-type="float" office:value="-35">
            <text:p>-3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VMID</text:p>
          </table:table-cell>
          <table:table-cell office:value-type="string">
            <text:p>Power</text:p>
          </table:table-cell>
          <table:table-cell table:formula="of:=[.D15]-2.5" office:value-type="float" office:value="-37.5">
            <text:p>-37.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RX</text:p>
          </table:table-cell>
          <table:table-cell office:value-type="string">
            <text:p>Input</text:p>
          </table:table-cell>
          <table:table-cell table:formula="of:=[.D16]-2.5" office:value-type="float" office:value="-40">
            <text:p>-4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AVSS</text:p>
          </table:table-cell>
          <table:table-cell office:value-type="string">
            <text:p>Power</text:p>
          </table:table-cell>
          <table:table-cell table:formula="of:=[.D17]-2.5" office:value-type="float" office:value="-42.5">
            <text:p>-42.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AUX1</text:p>
          </table:table-cell>
          <table:table-cell office:value-type="string">
            <text:p>Output</text:p>
          </table:table-cell>
          <table:table-cell table:formula="of:=[.D18]-2.5" office:value-type="float" office:value="-45">
            <text:p>-4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AUX2</text:p>
          </table:table-cell>
          <table:table-cell office:value-type="string">
            <text:p>Output</text:p>
          </table:table-cell>
          <table:table-cell table:formula="of:=[.D19]-2.5" office:value-type="float" office:value="-47.5">
            <text:p>-47.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OSCIN</text:p>
          </table:table-cell>
          <table:table-cell office:value-type="string">
            <text:p>Input</text:p>
          </table:table-cell>
          <table:table-cell table:formula="of:=[.D20]-2.5" office:value-type="float" office:value="-50">
            <text:p>-5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OSCOUT</text:p>
          </table:table-cell>
          <table:table-cell office:value-type="string">
            <text:p>Output</text:p>
          </table:table-cell>
          <table:table-cell table:formula="of:=[.D21]-2.5" office:value-type="float" office:value="-52.5">
            <text:p>-52.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IRQ</text:p>
          </table:table-cell>
          <table:table-cell office:value-type="string">
            <text:p>Output</text:p>
          </table:table-cell>
          <table:table-cell table:formula="of:=[.D22]-2.5" office:value-type="float" office:value="-55">
            <text:p>-55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SDA</text:p>
          </table:table-cell>
          <table:table-cell office:value-type="string">
            <text:p>Input</text:p>
          </table:table-cell>
          <table:table-cell table:formula="of:=[.D23]-2.5" office:value-type="float" office:value="-57.5">
            <text:p>-57.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D1</text:p>
          </table:table-cell>
          <table:table-cell office:value-type="string">
            <text:p>I/O</text:p>
          </table:table-cell>
          <table:table-cell table:formula="of:=[.D24]-2.5" office:value-type="float" office:value="-60">
            <text:p>-6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D2</text:p>
          </table:table-cell>
          <table:table-cell office:value-type="string">
            <text:p>I/O</text:p>
          </table:table-cell>
          <table:table-cell table:formula="of:=[.D25]-2.5" office:value-type="float" office:value="-62.5">
            <text:p>-62.5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D3</text:p>
          </table:table-cell>
          <table:table-cell office:value-type="string">
            <text:p>I/O</text:p>
          </table:table-cell>
          <table:table-cell table:formula="of:=[.D26]-2.5" office:value-type="float" office:value="-65">
            <text:p>-6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D4</text:p>
          </table:table-cell>
          <table:table-cell office:value-type="string">
            <text:p>I/O</text:p>
          </table:table-cell>
          <table:table-cell table:formula="of:=[.D27]-2.5" office:value-type="float" office:value="-67.5">
            <text:p>-67.5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D5</text:p>
          </table:table-cell>
          <table:table-cell office:value-type="string">
            <text:p>I/O</text:p>
          </table:table-cell>
          <table:table-cell table:formula="of:=[.D28]-2.5" office:value-type="float" office:value="-70">
            <text:p>-7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D6</text:p>
          </table:table-cell>
          <table:table-cell office:value-type="string">
            <text:p>I/O</text:p>
          </table:table-cell>
          <table:table-cell table:formula="of:=[.D29]-2.5" office:value-type="float" office:value="-72.5">
            <text:p>-72.5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D7</text:p>
          </table:table-cell>
          <table:table-cell office:value-type="string">
            <text:p>I/O</text:p>
          </table:table-cell>
          <table:table-cell table:formula="of:=[.D30]-2.5" office:value-type="float" office:value="-75">
            <text:p>-75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EA</text:p>
          </table:table-cell>
          <table:table-cell office:value-type="string">
            <text:p>Input</text:p>
          </table:table-cell>
          <table:table-cell table:formula="of:=[.D31]-2.5" office:value-type="float" office:value="-77.5">
            <text:p>-77.5</text:p>
          </table:table-cell>
        </table:table-row>
      </table:table>
      <table:table table:name="FT230XS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TXD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TS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CCIO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XD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GND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TS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BUS2</text:p>
          </table:table-cell>
          <table:table-cell office:value-type="string">
            <text:p>I/O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USBDP</text:p>
          </table:table-cell>
          <table:table-cell office:value-type="string">
            <text:p>I/O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USBDM</text:p>
          </table:table-cell>
          <table:table-cell office:value-type="string">
            <text:p>I/O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3V3OUT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RESET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VCC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GND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BUS1</text:p>
          </table:table-cell>
          <table:table-cell office:value-type="string">
            <text:p>I/O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CBUS0</text:p>
          </table:table-cell>
          <table:table-cell office:value-type="string">
            <text:p>I/O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CBUS3</text:p>
          </table:table-cell>
          <table:table-cell office:value-type="string">
            <text:p>I/O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>
            <text:p>E1</text:p>
          </table:table-cell>
          <table:table-cell office:value-type="float" office:value="0.154">
            <text:p>0.154</text:p>
          </table:table-cell>
          <table:table-cell table:style-name="ce1" table:formula="of:=[.B20]*25.4" office:value-type="float" office:value="3.9116">
            <text:p>3.9</text:p>
          </table:table-cell>
        </table:table-row>
        <table:table-row table:style-name="ro1">
          <table:table-cell/>
          <table:table-cell table:formula="of:=[.B20]/2" office:value-type="float" office:value="0.077">
            <text:p>0.077</text:p>
          </table:table-cell>
          <table:table-cell table:style-name="ce1" table:formula="of:=[.B21]*25.4" office:value-type="float" office:value="1.9558">
            <text:p>2.0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float" office:value="0.193">
            <text:p>0.193</text:p>
          </table:table-cell>
          <table:table-cell table:style-name="ce1" table:formula="of:=[.B22]*25.4" office:value-type="float" office:value="4.9022">
            <text:p>4.9</text:p>
          </table:table-cell>
        </table:table-row>
        <table:table-row table:style-name="ro1">
          <table:table-cell/>
          <table:table-cell table:formula="of:=[.B22]/2" office:value-type="float" office:value="0.0965">
            <text:p>0.0965</text:p>
          </table:table-cell>
          <table:table-cell table:style-name="ce1" table:formula="of:=[.B23]*25.4" office:value-type="float" office:value="2.4511">
            <text:p>2.5</text:p>
          </table:table-cell>
        </table:table-row>
        <table:table-row table:style-name="ro1">
          <table:table-cell office:value-type="string">
            <text:p>E1</text:p>
          </table:table-cell>
          <table:table-cell office:value-type="float" office:value="0.236">
            <text:p>0.236</text:p>
          </table:table-cell>
          <table:table-cell table:style-name="ce1" table:formula="of:=[.B24]*25.4" office:value-type="float" office:value="5.9944">
            <text:p>6.0</text:p>
          </table:table-cell>
        </table:table-row>
        <table:table-row table:style-name="ro1">
          <table:table-cell/>
          <table:table-cell table:formula="of:=[.B24]/2" office:value-type="float" office:value="0.118">
            <text:p>0.118</text:p>
          </table:table-cell>
          <table:table-cell table:style-name="ce1" table:formula="of:=[.B25]*25.4" office:value-type="float" office:value="2.9972">
            <text:p>3.0</text:p>
          </table:table-cell>
        </table:table-row>
        <table:table-row table:style-name="ro1">
          <table:table-cell office:value-type="string">
            <text:p>L</text:p>
          </table:table-cell>
          <table:table-cell office:value-type="float" office:value="0.05">
            <text:p>0.05</text:p>
          </table:table-cell>
          <table:table-cell table:style-name="ce1" table:formula="of:=[.B26]*25.4" office:value-type="float" office:value="1.27">
            <text:p>1.3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float" office:value="0.06">
            <text:p>0.06</text:p>
          </table:table-cell>
          <table:table-cell table:style-name="ce1" table:formula="of:=[.B27]*25.4" office:value-type="float" office:value="1.524">
            <text:p>1.5</text:p>
          </table:table-cell>
        </table:table-row>
        <table:table-row table:style-name="ro1">
          <table:table-cell office:value-type="string">
            <text:p>e</text:p>
          </table:table-cell>
          <table:table-cell office:value-type="float" office:value="0.025">
            <text:p>0.025</text:p>
          </table:table-cell>
          <table:table-cell table:style-name="ce2" table:formula="of:=[.B28]*25.4" office:value-type="float" office:value="0.635">
            <text:p>0.635</text:p>
          </table:table-cell>
        </table:table-row>
        <table:table-row table:style-name="ro1">
          <table:table-cell office:value-type="string">
            <text:p>offset</text:p>
          </table:table-cell>
          <table:table-cell/>
          <table:table-cell office:value-type="float" office:value="-4.5">
            <text:p>-4.5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table:formula="of:=([.A30]+[.$C$29])*[.$C$28]" office:value-type="float" office:value="-2.2225">
            <text:p>-2.2225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table:formula="of:=([.A31]+[.$C$29])*[.$C$28]" office:value-type="float" office:value="-1.5875">
            <text:p>-1.5875</text:p>
          </table:table-cell>
        </table:table-row>
        <table:table-row table:style-name="ro1">
          <table:table-cell office:value-type="float" office:value="3">
            <text:p>3</text:p>
          </table:table-cell>
          <table:table-cell/>
          <table:table-cell table:formula="of:=([.A32]+[.$C$29])*[.$C$28]" office:value-type="float" office:value="-0.9525">
            <text:p>-0.9525</text:p>
          </table:table-cell>
        </table:table-row>
        <table:table-row table:style-name="ro1">
          <table:table-cell office:value-type="float" office:value="4">
            <text:p>4</text:p>
          </table:table-cell>
          <table:table-cell/>
          <table:table-cell table:formula="of:=([.A33]+[.$C$29])*[.$C$28]" office:value-type="float" office:value="-0.3175">
            <text:p>-0.3175</text:p>
          </table:table-cell>
        </table:table-row>
        <table:table-row table:style-name="ro1">
          <table:table-cell office:value-type="float" office:value="5">
            <text:p>5</text:p>
          </table:table-cell>
          <table:table-cell/>
          <table:table-cell table:formula="of:=([.A34]+[.$C$29])*[.$C$28]" office:value-type="float" office:value="0.3175">
            <text:p>0.3175</text:p>
          </table:table-cell>
        </table:table-row>
        <table:table-row table:style-name="ro1">
          <table:table-cell office:value-type="float" office:value="6">
            <text:p>6</text:p>
          </table:table-cell>
          <table:table-cell/>
          <table:table-cell table:formula="of:=([.A35]+[.$C$29])*[.$C$28]" office:value-type="float" office:value="0.9525">
            <text:p>0.9525</text:p>
          </table:table-cell>
        </table:table-row>
        <table:table-row table:style-name="ro1">
          <table:table-cell office:value-type="float" office:value="7">
            <text:p>7</text:p>
          </table:table-cell>
          <table:table-cell/>
          <table:table-cell table:formula="of:=([.A36]+[.$C$29])*[.$C$28]" office:value-type="float" office:value="1.5875">
            <text:p>1.5875</text:p>
          </table:table-cell>
        </table:table-row>
        <table:table-row table:style-name="ro1">
          <table:table-cell office:value-type="float" office:value="8">
            <text:p>8</text:p>
          </table:table-cell>
          <table:table-cell/>
          <table:table-cell table:formula="of:=([.A37]+[.$C$29])*[.$C$28]" office:value-type="float" office:value="2.2225">
            <text:p>2.2225</text:p>
          </table:table-cell>
        </table:table-row>
      </table:table>
      <table:table table:name="LM43603PWP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SW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W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BOOT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VCC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IAS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YNC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RT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GOOD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FB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AGND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S/TRK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EN</text:p>
          </table:table-cell>
          <table:table-cell office:value-type="string">
            <text:p>Input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VIN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VIN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GND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PGND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PAD</text:p>
          </table:table-cell>
          <table:table-cell office:value-type="string">
            <text:p>Power</text:p>
          </table:table-cell>
        </table:table-row>
      </table:table>
      <table:table table:name="STM32F20x LQFP64" table:style-name="ta1" table:print="false">
        <table:table-column table:style-name="co2" table:number-columns-repeated="1024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VBAT</text:p>
          </table:table-cell>
          <table:table-cell office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C13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C14/OSC32_IN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C15/OSC32_OUT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H0/OSC_IN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H1/OSC_OUT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NRST</text:p>
          </table:table-cell>
          <table:table-cell office:value-type="string">
            <text:p>Input</text:p>
          </table:table-cell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C0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C1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C2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C3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VSSA</text:p>
          </table:table-cell>
          <table:table-cell office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VDDA</text:p>
          </table:table-cell>
          <table:table-cell office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A0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A1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PA2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PA3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VSS</text:p>
          </table:table-cell>
          <table:table-cell office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VDD</text:p>
          </table:table-cell>
          <table:table-cell office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PA4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PA5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PA6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PA7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PC4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PC5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PB0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PB1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PB2/BOOT1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PB10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PB11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VCAP_1</text:p>
          </table:table-cell>
          <table:table-cell office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VDD</text:p>
          </table:table-cell>
          <table:table-cell office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PB12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PB13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PB14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PB15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PC6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PC7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PC8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PC9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PA8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PA9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PA10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PA11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PA12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PA13/SWDIO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VCAP_2</text:p>
          </table:table-cell>
          <table:table-cell office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VDD</text:p>
          </table:table-cell>
          <table:table-cell office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PA14/SWCLK 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PA15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PC10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PC11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PC12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PD2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PB3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PB4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PB5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PB6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PB7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BOOT0</text:p>
          </table:table-cell>
          <table:table-cell office:value-type="string">
            <text:p>Input</text:p>
          </table:table-cell>
          <table:table-cell table:number-columns-repeated="1021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PB8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PB9</text:p>
          </table:table-cell>
          <table:table-cell office:value-type="string">
            <text:p>I/O</text:p>
          </table:table-cell>
          <table:table-cell table:number-columns-repeated="1021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VSS</text:p>
          </table:table-cell>
          <table:table-cell office:value-type="string">
            <text:p>Power</text:p>
          </table:table-cell>
          <table:table-cell table:number-columns-repeated="1021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VDD</text:p>
          </table:table-cell>
          <table:table-cell office:value-type="string">
            <text:p>Power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8P0"/>
    </number:currency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6/08/2017</text:date>, <text:time>15:29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ris </meta:initial-creator>
    <meta:creation-date>2017-04-23T07:14:03.20</meta:creation-date>
    <meta:generator>OpenOffice/4.1.2$Win32 OpenOffice.org_project/412m3$Build-9782</meta:generator>
    <dc:date>2017-06-08T15:29:42.03</dc:date>
    <meta:editing-duration>PT2H49M5S</meta:editing-duration>
    <meta:editing-cycles>23</meta:editing-cycles>
    <dc:creator>Boris </dc:creator>
    <meta:document-statistic meta:table-count="11" meta:cell-count="907" meta:object-count="0"/>
  </office:meta>
</office:document-meta>
</file>